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2c001e" draw:fill="solid" draw:fill-color="#c5000b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19cm" svg:height="1.357cm" svg:x="9.175cm" svg:y="1.1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712cm" svg:height="1.842cm" svg:x="7.829cm" svg:y="3.233cm">
          <text:p text:style-name="P3"><text:span text:style-name="T2">Oczekiwanie na</text:span></text:p>
          <text:p text:style-name="P3"><text:span text:style-name="T2">dane aktywacyj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185cm" svg:y1="2.457cm" svg:x2="10.185cm" svg:y2="3.233cm" draw:start-shape="id1" draw:start-glue-point="8" draw:end-shape="id2" draw:end-glue-point="4" svg:d="M10185 2457v776" svg:viewBox="0 0 1 777">
          <text:p/>
        </draw:connector>
        <draw:connector draw:style-name="gr4" draw:text-style-name="P4" draw:layer="layout" draw:type="curve" draw:line-skew="0cm 3.557cm" svg:x1="11.851cm" svg:y1="4.806cm" svg:x2="11.851cm" svg:y2="3.502cm" draw:start-shape="id2" draw:start-glue-point="9" draw:end-shape="id2" draw:end-glue-point="11" svg:d="M11851 4806c0 1156 4749 772 4749-651 0-1422-4749-1808-4749-653" svg:viewBox="0 0 4750 2664">
          <text:p text:style-name="P1"><text:span text:style-name="T3">Co 1 sekundę</text:span></text:p>
        </draw:connector>
        <draw:custom-shape draw:style-name="gr2" draw:text-style-name="P3" xml:id="id3" draw:id="id3" draw:layer="layout" svg:width="4.471cm" svg:height="1.834cm" svg:x="7.949cm" svg:y="6.917cm">
          <text:p text:style-name="P3"><text:span text:style-name="T2">Odpowiedź na</text:span></text:p>
          <text:p text:style-name="P3"><text:span text:style-name="T2">dane aktywacyj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0.185cm" svg:y1="5.075cm" svg:x2="10.185cm" svg:y2="6.917cm" draw:start-shape="id2" draw:start-glue-point="8" draw:end-shape="id3" draw:end-glue-point="4" svg:d="M10185 5075v1842" svg:viewBox="0 0 1 1843">
          <text:p text:style-name="P5"><text:span text:style-name="T3">Poprawne</text:span></text:p>
          <text:p text:style-name="P5"><text:span text:style-name="T3">dane aktywacyjne</text:span></text:p>
        </draw:connector>
        <draw:custom-shape draw:style-name="gr1" draw:text-style-name="P3" xml:id="id4" draw:id="id4" draw:layer="layout" svg:width="3.75cm" svg:height="2.521cm" svg:x="8.31cm" svg:y="9.632cm">
          <text:p text:style-name="P3"><text:span text:style-name="T2">Poprawne</text:span></text:p>
          <text:p text:style-name="P3"><text:span text:style-name="T2">działa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2.981cm" svg:height="2.133cm" svg:x="7.973cm" svg:y="21.267cm">
          <text:p text:style-name="P3"><text:span text:style-name="T2">STOP</text:span></text:p>
          <text:p text:style-name="P3"><text:span text:style-name="T2">awaryj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0.185cm" svg:y1="8.751cm" svg:x2="10.185cm" svg:y2="9.632cm" draw:start-shape="id3" draw:start-glue-point="8" draw:end-shape="id4" draw:end-glue-point="4" svg:d="M10185 8751v881" svg:viewBox="0 0 1 882">
          <text:p/>
        </draw:connector>
        <draw:custom-shape draw:style-name="gr7" draw:text-style-name="P3" xml:id="id5" draw:id="id5" draw:layer="layout" svg:width="5.192cm" svg:height="2.23cm" svg:x="7.589cm" svg:y="13.413cm">
          <text:p text:style-name="P3"><text:span text:style-name="T2">Odebranie dany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185cm" svg:y1="12.153cm" svg:x2="10.185cm" svg:y2="13.413cm" draw:start-shape="id4" draw:start-glue-point="8" draw:end-shape="id5" draw:end-glue-point="4" svg:d="M10185 12153v1260" svg:viewBox="0 0 1 1261">
          <text:p text:style-name="P1"><text:span text:style-name="T3">Co 1 sekundę</text:span></text:p>
        </draw:connector>
        <draw:custom-shape draw:style-name="gr7" draw:text-style-name="P3" xml:id="id6" draw:id="id6" draw:layer="layout" svg:width="3.846cm" svg:height="2.424cm" svg:x="13.454cm" svg:y="16.128cm">
          <text:p text:style-name="P3"><text:span text:style-name="T2">Zwiększ</text:span></text:p>
          <text:p text:style-name="P3"><text:span text:style-name="T2">licznik błędó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2.781cm" svg:y1="14.528cm" svg:x2="14.017cm" svg:y2="16.483cm" draw:start-shape="id5" draw:start-glue-point="10" draw:end-shape="id6" draw:end-glue-point="5" svg:d="M12781 14528l1236 1955" svg:viewBox="0 0 1237 1956">
          <text:p text:style-name="P1"><text:span text:style-name="T3"/></text:p>
          <text:p text:style-name="P1"><text:span text:style-name="T3"><text:s/></text:span><text:span text:style-name="T3">Nie powiodło się</text:span></text:p>
        </draw:connector>
        <draw:custom-shape draw:style-name="gr7" draw:text-style-name="P3" xml:id="id7" draw:id="id7" draw:layer="layout" svg:width="5.865cm" svg:height="2.715cm" svg:x="4.608cm" svg:y="16.516cm">
          <text:p text:style-name="P3"><text:span text:style-name="T2">Zwiększenie licznika,</text:span></text:p>
          <text:p text:style-name="P3"><text:span text:style-name="T2">wyzerowanie</text:span></text:p>
          <text:p text:style-name="P3"><text:span text:style-name="T2">licznika błędó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7.589cm" svg:y1="14.528cm" svg:x2="7.54cm" svg:y2="16.516cm" draw:start-shape="id5" draw:start-glue-point="6" draw:end-shape="id7" svg:d="M7589 14528l-49 1988" svg:viewBox="0 0 50 1989">
          <text:p text:style-name="P1"><text:span text:style-name="T3"/></text:p>
          <text:p text:style-name="P1"><text:span text:style-name="T3">Powiodło się</text:span></text:p>
        </draw:connector>
        <draw:connector draw:style-name="gr8" draw:text-style-name="P7" draw:layer="layout" draw:type="curve" svg:x1="10.473cm" svg:y1="17.874cm" svg:x2="10.518cm" svg:y2="21.579cm" draw:start-shape="id7" draw:start-glue-point="10" draw:end-shape="id8" draw:end-glue-point="11" svg:d="M10473 17874c751 0 627 1187 450 1615s-405 95-405 2090" svg:viewBox="0 0 585 3706">
          <text:p text:style-name="P6"><text:span text:style-name="T3">Sygnał „STOP”</text:span></text:p>
        </draw:connector>
        <draw:connector draw:style-name="gr8" draw:text-style-name="P8" draw:layer="layout" draw:type="curve" svg:x1="5.466cm" svg:y1="18.834cm" svg:x2="8.409cm" svg:y2="21.579cm" draw:start-shape="id7" draw:start-glue-point="7" draw:end-shape="id8" draw:end-glue-point="5" svg:d="M5466 18834c0 2122 2943 750 2943 2745" svg:viewBox="0 0 2944 2746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Wewnętrzny licznik <text:s text:c="6"/></text:span></text:p>
          <text:p text:style-name="P5"><text:span text:style-name="T3">niezgodny z danymi <text:s text:c="5"/></text:span></text:p>
          <text:p text:style-name="P5"><text:span text:style-name="T3"><text:s text:c="2"/></text:span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onnector draw:style-name="gr6" draw:text-style-name="P1" draw:layer="layout" draw:type="curve" svg:x1="5.466cm" svg:y1="16.913cm" svg:x2="8.31cm" svg:y2="10.893cm" draw:start-shape="id7" draw:start-glue-point="5" draw:end-shape="id4" draw:end-glue-point="6" svg:d="M5466 16913c0-4014 948-6020 2844-6020" svg:viewBox="0 0 2845 6021">
          <text:p/>
        </draw:connector>
        <draw:connector draw:style-name="gr8" draw:text-style-name="P7" draw:layer="layout" draw:type="curve" svg:x1="15.377cm" svg:y1="16.128cm" svg:x2="12.06cm" svg:y2="10.893cm" draw:start-shape="id6" draw:start-glue-point="4" draw:end-shape="id4" draw:end-glue-point="10" svg:d="M15377 16128c0-3490-1105-5235-3317-5235" svg:viewBox="0 0 3318 5236">
          <text:p text:style-name="P6"><text:span text:style-name="T3"><text:s text:c="31"/></text:span><text:span text:style-name="T3">Licznik błędów != 1</text:span></text:p>
          <text:p text:style-name="P1"><text:span text:style-name="T3"/></text:p>
          <text:p text:style-name="P1"><text:span text:style-name="T3"><text:s text:c="2"/></text:span></text:p>
        </draw:connector>
        <draw:connector draw:style-name="gr4" draw:text-style-name="P5" draw:layer="layout" draw:type="curve" draw:line-skew="-4.519cm" svg:x1="7.973cm" svg:y1="22.334cm" svg:x2="9.175cm" svg:y2="1.779cm" draw:start-shape="id8" draw:start-glue-point="6" draw:end-shape="id1" draw:end-glue-point="6" svg:d="M7973 22334c-7531 0-8132-20555 1202-20555" svg:viewBox="0 0 6928 20556">
          <text:p text:style-name="P5"><text:span text:style-name="T3">Naciśnięcie</text:span></text:p>
          <text:p text:style-name="P5"><text:span text:style-name="T3">przycisku „RESET” <text:s text:c="22"/>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onnector draw:style-name="gr4" draw:text-style-name="P1" draw:layer="layout" draw:type="curve" svg:x1="15.377cm" svg:y1="18.552cm" svg:x2="10.954cm" svg:y2="22.334cm" draw:start-shape="id6" draw:start-glue-point="8" draw:end-shape="id8" draw:end-glue-point="10" svg:d="M15377 18552c0 2522-1474 3782-4423 3782" svg:viewBox="0 0 4424 3783">
          <text:p text:style-name="P1"><text:span text:style-name="T3">Licznik błędów == 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otr Banaszkiewicz</meta:initial-creator>
    <meta:creation-date>2015-11-18T11:23:57.328150166</meta:creation-date>
    <dc:date>2015-11-25T11:52:25.143009340</dc:date>
    <dc:creator>Piotr Banaszkiewicz</dc:creator>
    <meta:editing-duration>PT15M51S</meta:editing-duration>
    <meta:editing-cycles>13</meta:editing-cycles>
    <meta:generator>LibreOffice/4.2.8.2$Linux_X86_64 LibreOffice_project/420m0$Build-2</meta:generator>
    <meta:document-statistic meta:object-count="21"/>
  </office:meta>
</office:document-meta>
</file>